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850000028555197CE69934659E.png" manifest:media-type="image/png"/>
  <manifest:file-entry manifest:full-path="Pictures/10000000000002850000028581DA3C7FEF567F83.png" manifest:media-type="image/png"/>
  <manifest:file-entry manifest:full-path="Pictures/100000000000028500000285113EC5062992404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cm" svg:height="8cm" svg:x="0cm" svg:y="0cm">
          <draw:image xlink:href="Pictures/10000000000002850000028581DA3C7FEF567F83.png" xlink:type="simple" xlink:show="embed" xlink:actuate="onLoad" draw:mime-type="image/png">
            <text:p/>
          </draw:image>
        </draw:frame>
        <draw:frame draw:style-name="gr1" draw:text-style-name="P1" draw:layer="layout" svg:width="7.954cm" svg:height="7.954cm" svg:x="7.506cm" svg:y="0.035cm">
          <draw:image xlink:href="Pictures/100000000000028500000285113EC50629924049.png" xlink:type="simple" xlink:show="embed" xlink:actuate="onLoad" draw:mime-type="image/png">
            <text:p/>
          </draw:image>
        </draw:frame>
        <draw:frame draw:style-name="gr1" draw:text-style-name="P1" draw:layer="layout" svg:width="7.994cm" svg:height="7.994cm" svg:x="0.006cm" svg:y="7.506cm">
          <draw:image xlink:href="Pictures/10000000000002850000028555197CE69934659E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8cm" svg:x="7.506cm" svg:y="7.5cm">
          <draw:image xlink:href="Pictures/100000000000028500000285113EC50629924049.png" xlink:type="simple" xlink:show="embed" xlink:actuate="onLoad" draw:mime-type="image/png">
            <text:p/>
          </draw:image>
        </draw:frame>
        <draw:frame draw:style-name="gr2" draw:text-style-name="P2" draw:layer="layout" svg:width="3.5cm" svg:height="2.384cm" svg:x="7cm" svg:y="6.616cm">
          <draw:text-box>
            <text:p>1<text:tab/>2</text:p>
            <text:p/>
            <text:p>3<text:tab/>4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6T15:24:41.276000000</meta:creation-date>
    <dc:date>2023-06-06T15:37:56.946000000</dc:date>
    <meta:editing-duration>PT5S</meta:editing-duration>
    <meta:editing-cycles>1</meta:editing-cycles>
    <meta:document-statistic meta:object-count="28"/>
    <meta:generator>LibreOffice/7.5.2.2$Windows_X86_64 LibreOffice_project/53bb9681a964705cf672590721dbc85eb4d0c3a2</meta:generator>
  </office:meta>
</office:document-meta>
</file>